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800000045B05E19B3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x="0.064cm" svg:y="0cm" svg:width="25.591cm" svg:height="16.896cm" draw:z-index="0"><draw:image xlink:href="Pictures/10000000000005800000045B05E19B39.jp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2T20:51:08.47</meta:creation-date>
    <dc:date>2018-02-28T10:14:58.67</dc:date>
    <meta:editing-duration>PT4M11S</meta:editing-duration>
    <meta:editing-cycles>2</meta:editing-cycles>
    <meta:generator>OpenOffice/4.1.4$Win32 OpenOffice.org_project/414m5$Build-9788</meta:generator>
    <meta:document-statistic meta:table-count="0" meta:image-count="1" meta:object-count="0" meta:page-count="2" meta:paragraph-count="0" meta:word-count="0" meta:character-count="0"/>
    <dc:creator>Helen </dc:creator>
  </office:meta>
</office:document-meta>
</file>